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font-size-complex="12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ListParagraph" style:list-style-name="LFO3" style:family="paragraph">
      <style:paragraph-properties fo:margin-left="0.4958in" fo:text-indent="-0.2479in">
        <style:tab-stops/>
      </style:paragraph-properties>
    </style:style>
    <style:style style:name="P7" style:parent-style-name="ListParagraph" style:list-style-name="LFO3" style:family="paragraph">
      <style:paragraph-properties fo:margin-left="0.4958in" fo:text-indent="-0.2479in">
        <style:tab-stops/>
      </style:paragraph-properties>
    </style:style>
    <style:style style:name="P8" style:parent-style-name="ListParagraph" style:list-style-name="LFO3" style:family="paragraph">
      <style:paragraph-properties fo:margin-left="0.4958in" fo:text-indent="-0.2479in">
        <style:tab-stops/>
      </style:paragraph-properties>
    </style:style>
    <style:style style:name="P9" style:parent-style-name="ListParagraph" style:list-style-name="LFO3" style:family="paragraph">
      <style:paragraph-properties fo:margin-left="0.4958in" fo:text-indent="-0.2479in">
        <style:tab-stops/>
      </style:paragraph-properties>
    </style:style>
    <style:style style:name="P10" style:parent-style-name="ListParagraph" style:list-style-name="LFO3" style:family="paragraph">
      <style:paragraph-properties fo:margin-left="0.4958in" fo:text-indent="-0.2479in">
        <style:tab-stops/>
      </style:paragraph-properties>
    </style:style>
    <style:style style:name="P11" style:parent-style-name="ListParagraph" style:list-style-name="LFO3" style:family="paragraph">
      <style:paragraph-properties fo:margin-left="0.4958in" fo:text-indent="-0.2479in">
        <style:tab-stops/>
      </style:paragraph-properties>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ListParagraph" style:list-style-name="LFO4" style:family="paragraph">
      <style:paragraph-properties fo:margin-left="0.4958in" fo:text-indent="-0.2479in">
        <style:tab-stops/>
      </style:paragraph-properties>
    </style:style>
    <style:style style:name="P15" style:parent-style-name="ListParagraph" style:list-style-name="LFO4" style:family="paragraph">
      <style:paragraph-properties fo:margin-left="0.4958in" fo:text-indent="-0.2479in">
        <style:tab-stops/>
      </style:paragraph-properties>
    </style:style>
    <style:style style:name="P16" style:parent-style-name="ListParagraph" style:list-style-name="LFO4" style:family="paragraph">
      <style:paragraph-properties fo:margin-left="0.4958in" fo:text-indent="-0.2479in">
        <style:tab-stops/>
      </style:paragraph-properties>
    </style:style>
    <style:style style:name="P17" style:parent-style-name="ListParagraph" style:list-style-name="LFO4" style:family="paragraph">
      <style:paragraph-properties fo:margin-left="0.4958in" fo:text-indent="-0.2479in">
        <style:tab-stops/>
      </style:paragraph-properties>
    </style:style>
    <style:style style:name="P18" style:parent-style-name="ListParagraph" style:list-style-name="LFO4" style:family="paragraph">
      <style:paragraph-properties fo:margin-left="0.4958in" fo:text-indent="-0.2479in">
        <style:tab-stops/>
      </style:paragraph-properties>
    </style:style>
    <style:style style:name="P19" style:parent-style-name="Normal" style:family="paragraph">
      <style:text-properties fo:font-weight="bold" style:font-weight-asian="bold" style:font-weight-complex="bold"/>
    </style:style>
    <style:style style:name="P20" style:parent-style-name="ListParagraph" style:list-style-name="LFO5" style:family="paragraph">
      <style:paragraph-properties fo:margin-left="0.4958in" fo:text-indent="-0.2479in">
        <style:tab-stops/>
      </style:paragraph-properties>
    </style:style>
    <style:style style:name="P21" style:parent-style-name="ListParagraph" style:list-style-name="LFO5" style:family="paragraph">
      <style:paragraph-properties fo:margin-left="0.4958in" fo:text-indent="-0.2479in">
        <style:tab-stops/>
      </style:paragraph-properties>
    </style:style>
    <style:style style:name="P22" style:parent-style-name="ListParagraph" style:list-style-name="LFO5" style:family="paragraph">
      <style:paragraph-properties fo:margin-left="0.4958in" fo:text-indent="-0.2479in">
        <style:tab-stops/>
      </style:paragraph-properties>
    </style:style>
    <style:style style:name="P23" style:parent-style-name="ListParagraph" style:list-style-name="LFO5" style:family="paragraph">
      <style:paragraph-properties fo:margin-left="0.4958in" fo:text-indent="-0.2479in">
        <style:tab-stops/>
      </style:paragraph-properties>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ListParagraph" style:list-style-name="LFO6" style:family="paragraph">
      <style:paragraph-properties fo:margin-left="0.4958in" fo:text-indent="-0.2479in">
        <style:tab-stops/>
      </style:paragraph-properties>
    </style:style>
    <style:style style:name="P27" style:parent-style-name="ListParagraph" style:list-style-name="LFO6" style:family="paragraph">
      <style:paragraph-properties fo:margin-left="0.4958in" fo:text-indent="-0.2479in">
        <style:tab-stops/>
      </style:paragraph-properties>
    </style:style>
    <style:style style:name="P28" style:parent-style-name="ListParagraph" style:list-style-name="LFO6" style:family="paragraph">
      <style:paragraph-properties fo:margin-left="0.4958in" fo:text-indent="-0.2479in">
        <style:tab-stops/>
      </style:paragraph-properties>
    </style:style>
    <style:style style:name="P29" style:parent-style-name="ListParagraph" style:list-style-name="LFO6" style:family="paragraph">
      <style:paragraph-properties fo:margin-left="0.4958in" fo:text-indent="-0.2479in">
        <style:tab-stops/>
      </style:paragraph-properties>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ListParagraph" style:list-style-name="LFO9" style:family="paragraph">
      <style:paragraph-properties fo:text-indent="-0.2479in"/>
    </style:style>
    <style:style style:name="P34" style:parent-style-name="ListParagraph" style:list-style-name="LFO9" style:family="paragraph">
      <style:paragraph-properties fo:text-indent="-0.2479in"/>
    </style:style>
    <style:style style:name="P35" style:parent-style-name="ListParagraph" style:list-style-name="LFO9" style:family="paragraph">
      <style:paragraph-properties fo:text-indent="-0.2479in"/>
    </style:style>
    <style:style style:name="P36" style:parent-style-name="ListParagraph" style:list-style-name="LFO9" style:family="paragraph">
      <style:paragraph-properties fo:text-indent="-0.2479in"/>
    </style:style>
    <style:style style:name="P37" style:parent-style-name="ListParagraph" style:list-style-name="LFO9" style:family="paragraph">
      <style:paragraph-properties fo:text-indent="-0.2479in"/>
    </style:style>
    <style:style style:name="P38" style:parent-style-name="ListParagraph" style:list-style-name="LFO9" style:family="paragraph">
      <style:paragraph-properties fo:text-indent="-0.2479in"/>
    </style:style>
    <style:style style:name="P39" style:parent-style-name="ListParagraph" style:list-style-name="LFO9" style:family="paragraph">
      <style:paragraph-properties fo:text-indent="-0.2479in"/>
    </style:style>
    <style:style style:name="P40" style:parent-style-name="Normal" style:family="paragraph">
      <style:paragraph-properties fo:break-before="page" fo:margin-top="0in" fo:margin-bottom="0.1111in" fo:line-height="107%"/>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ListParagraph" style:list-style-name="LFO10" style:family="paragraph">
      <style:paragraph-properties fo:margin-left="0.4958in" fo:text-indent="-0.2479in">
        <style:tab-stops/>
      </style:paragraph-properties>
    </style:style>
    <style:style style:name="P44" style:parent-style-name="ListParagraph" style:list-style-name="LFO10" style:family="paragraph">
      <style:paragraph-properties fo:margin-left="0.4958in" fo:text-indent="-0.2479in">
        <style:tab-stops/>
      </style:paragraph-properties>
    </style:style>
    <style:style style:name="P45" style:parent-style-name="ListParagraph" style:list-style-name="LFO10" style:family="paragraph">
      <style:paragraph-properties fo:margin-left="0.4958in" fo:text-indent="-0.2479in">
        <style:tab-stops/>
      </style:paragraph-properties>
    </style:style>
    <style:style style:name="P46" style:parent-style-name="ListParagraph" style:list-style-name="LFO10" style:family="paragraph">
      <style:paragraph-properties fo:margin-left="0.4958in" fo:text-indent="-0.2479in">
        <style:tab-stops/>
      </style:paragraph-properties>
    </style:style>
    <style:style style:name="P47" style:parent-style-name="ListParagraph" style:list-style-name="LFO10" style:family="paragraph">
      <style:paragraph-properties fo:margin-left="0.4958in" fo:text-indent="-0.2479in">
        <style:tab-stops/>
      </style:paragraph-properties>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ListParagraph" style:list-style-name="LFO11" style:family="paragraph">
      <style:paragraph-properties fo:margin-left="0.4958in" fo:text-indent="-0.2479in">
        <style:tab-stops/>
      </style:paragraph-properties>
    </style:style>
    <style:style style:name="P51" style:parent-style-name="ListParagraph" style:list-style-name="LFO11" style:family="paragraph">
      <style:paragraph-properties fo:margin-left="0.4958in" fo:text-indent="-0.2479in">
        <style:tab-stops/>
      </style:paragraph-properties>
    </style:style>
    <style:style style:name="P52" style:parent-style-name="ListParagraph" style:list-style-name="LFO11" style:family="paragraph">
      <style:paragraph-properties fo:margin-left="0.4958in" fo:text-indent="-0.2479in">
        <style:tab-stops/>
      </style:paragraph-properties>
    </style:style>
    <style:style style:name="P53" style:parent-style-name="ListParagraph" style:list-style-name="LFO11" style:family="paragraph">
      <style:paragraph-properties fo:margin-left="0.4958in" fo:text-indent="-0.2479in">
        <style:tab-stops/>
      </style:paragraph-properties>
    </style:style>
    <style:style style:name="P54" style:parent-style-name="ListParagraph" style:list-style-name="LFO11" style:family="paragraph">
      <style:paragraph-properties fo:margin-left="0.4958in" fo:text-indent="-0.2479in">
        <style:tab-stops/>
      </style:paragraph-properties>
    </style:style>
    <style:style style:name="P55" style:parent-style-name="ListParagraph" style:list-style-name="LFO11" style:family="paragraph">
      <style:paragraph-properties fo:margin-left="0.4958in" fo:text-indent="-0.2479in">
        <style:tab-stops/>
      </style:paragraph-properties>
    </style:style>
    <style:style style:name="P56" style:parent-style-name="ListParagraph" style:list-style-name="LFO11" style:family="paragraph">
      <style:paragraph-properties fo:margin-left="0.4958in" fo:text-indent="-0.2479in">
        <style:tab-stops/>
      </style:paragraph-properties>
    </style:style>
    <style:style style:name="P57" style:parent-style-name="ListParagraph" style:list-style-name="LFO11" style:family="paragraph">
      <style:paragraph-properties fo:margin-left="0.4958in" fo:text-indent="-0.2479in">
        <style:tab-stops/>
      </style:paragraph-properties>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break-before="page" fo:margin-top="0in" fo:margin-bottom="0.1111in" fo:line-height="107%"/>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name="P61" style:parent-style-name="ListParagraph" style:list-style-name="LFO12" style:family="paragraph">
      <style:paragraph-properties fo:margin-left="0.4958in" fo:text-indent="-0.2479in">
        <style:tab-stops/>
      </style:paragraph-properties>
    </style:style>
    <style:style style:name="P62" style:parent-style-name="ListParagraph" style:list-style-name="LFO12" style:family="paragraph">
      <style:paragraph-properties fo:margin-left="0.4958in" fo:text-indent="-0.2479in">
        <style:tab-stops/>
      </style:paragraph-properties>
    </style:style>
    <style:style style:name="P63" style:parent-style-name="ListParagraph" style:list-style-name="LFO12" style:family="paragraph">
      <style:paragraph-properties fo:margin-left="0.4958in" fo:text-indent="-0.2479in">
        <style:tab-stops/>
      </style:paragraph-properties>
    </style:style>
    <style:style style:name="P64" style:parent-style-name="ListParagraph" style:list-style-name="LFO12" style:family="paragraph">
      <style:paragraph-properties fo:margin-left="0.4958in" fo:text-indent="-0.2479in">
        <style:tab-stops/>
      </style:paragraph-properties>
    </style:style>
    <style:style style:name="P65" style:parent-style-name="ListParagraph" style:list-style-name="LFO12" style:family="paragraph">
      <style:paragraph-properties fo:margin-left="0.4958in" fo:text-indent="-0.2479in">
        <style:tab-stops/>
      </style:paragraph-properties>
    </style:style>
  </office:automatic-styles>
  <office:body>
    <office:text text:use-soft-page-breaks="true">
      <text:p text:style-name="P1">NHS Library and Knowledge Services Quality and Improvement Outcomes Framework - Outcome 3<text:s/></text:p>
      <text:p text:style-name="P2"/>
      <text:p text:style-name="P3">Slide 1</text:p>
      <text:p text:style-name="Normal">Hello everyone and welcome to the webinar on Outcome 3.</text:p>
      <text:p text:style-name="Normal"/>
      <text:p text:style-name="Normal">My name is Sue Robertson and I work for Health Education England across the South.</text:p>
      <text:p text:style-name="Normal">This is an introduction to Outcome 3 of the Quality and Improvement Outcomes Framework. It is part of a series of webinars for NHS Library and Knowledge Specialists.</text:p>
      <text:p text:style-name="Normal">The main objective of the webinar today is to spend a little time looking at Outcome 3 in detail and to develop an understanding of the levels</text:p>
      <text:p text:style-name="Normal"/>
      <text:p text:style-name="P4">Slide 2</text:p>
      <text:p text:style-name="Normal">What will we cover in this webinar?</text:p>
      <text:p text:style-name="Normal"/>
      <text:p text:style-name="Normal">We will spend a little time looking at Outcome 3 and its focus.</text:p>
      <text:p text:style-name="Normal">We will consider what is needed or we need to think about in relation to Outcome 3.</text:p>
      <text:p text:style-name="Normal">We will spend a little more time looking at the outcome and each of the levels in detail.</text:p>
      <text:p text:style-name="Normal">We will finish by looking at good practice from the pilot sites.</text:p>
      <text:p text:style-name="Normal"/>
      <text:p text:style-name="P5">Slide 3</text:p>
      <text:p text:style-name="Normal">Library and knowledge specialists identify the knowledge and evidence needs of the workforce in order to deliver effective and proactive services.</text:p>
      <text:p text:style-name="Normal"/>
      <text:p text:style-name="Normal">So what does Outcome 3 say?</text:p>
      <text:p text:style-name="Normal">You will see that I have highlighted some words in the outcome that are key.</text:p>
      <text:p text:style-name="Normal">Let’s have a look at those highlighted words.</text:p>
      <text:p text:style-name="Normal">We have used the words Library and Knowledge specialists to include all members of the</text:p>
      <text:p text:style-name="Normal">library team.</text:p>
      <text:list text:style-name="LFO3" text:continue-numbering="true">
        <text:list-item>
          <text:p text:style-name="P6">Identify – how do we spot opportunities? What do you see that no-one else does?</text:p>
        </text:list-item>
        <text:list-item>
          <text:p text:style-name="P7">Needs – where are the gaps?</text:p>
        </text:list-item>
        <text:list-item>
          <text:p text:style-name="P8">Workforce – not only users of the library and knowledge services</text:p>
        </text:list-item>
        <text:list-item>
          <text:p text:style-name="P9">In order to deliver – 4 key words as they describe where are we making a difference?</text:p>
        </text:list-item>
        <text:list-item>
          <text:p text:style-name="P10">Effective – it works and delivers what is wanted</text:p>
        </text:list-item>
        <text:list-item>
          <text:p text:style-name="P11">Proactive – we are not waiting for suggestions – important though those suggestions may be</text:p>
        </text:list-item>
      </text:list>
      <text:p text:style-name="Normal">Bear those words in mind throughout this webinar as they are the key to understanding the Outcome.</text:p>
      <text:p text:style-name="Normal">Think about how your service identifies the needs of the workforce and how you are effective and proactive.</text:p>
      <text:p text:style-name="Normal"/>
      <text:p text:style-name="P12">Slide 4</text:p>
      <text:p text:style-name="Normal">What does outcome 3 focus on?</text:p>
      <text:p text:style-name="Normal"/>
      <text:p text:style-name="Normal">We all know that the healthcare workforce is changing as new roles and positions are created and evolve. The evidence and knowledge needs of the workforce is also changing.</text:p>
      <text:p text:style-name="Normal">Outcome 3 highlights how Library and Knowledge Specialists proactively identifies those knowledge and evidence needs of the workforce effectively. How everyone working in the library spots those opportunities to make incremental service improvements</text:p>
      <text:p text:style-name="Normal"/>
      <text:p text:style-name="P13">Slide 5</text:p>
      <text:p text:style-name="Normal">Library and knowledge specialists identify the knowledge and evidence needs of the workforce in order to deliver effective and proactive services.</text:p>
      <text:p text:style-name="Normal"/>
      <text:p text:style-name="Normal">This outcome provides an opportunity to highlight how library and knowledge specialists deliver user-focused services.</text:p>
      <text:p text:style-name="Normal">Outcome 3 looks at:</text:p>
      <text:list text:style-name="LFO4" text:continue-numbering="true">
        <text:list-item>
          <text:p text:style-name="P14">How effective is the service and resources offer?</text:p>
        </text:list-item>
        <text:list-item>
          <text:p text:style-name="P15">Will include examples where you have been proactive?</text:p>
        </text:list-item>
        <text:list-item>
          <text:p text:style-name="P16">User and non-user feedback – how has this been analysed and evaluated? What changes have been made as a result?</text:p>
        </text:list-item>
        <text:list-item>
          <text:p text:style-name="P17">What targeted offers are available to existing, new or emerging roles or groups in the workforce?</text:p>
        </text:list-item>
        <text:list-item>
          <text:p text:style-name="P18">What is the reach and impact of the marketing strategy?</text:p>
        </text:list-item>
      </text:list>
      <text:p text:style-name="Normal"/>
      <text:p text:style-name="P19">Slide 6</text:p>
      <text:p text:style-name="Normal">Things to think about Access</text:p>
      <text:p text:style-name="Normal"/>
      <text:soft-page-break/>
      <text:p text:style-name="Normal">What needs to be considered for Outcome 3</text:p>
      <text:list text:style-name="LFO5" text:continue-numbering="true">
        <text:list-item>
          <text:p text:style-name="P20">Access – How can the workforce access the services and resources? What provision is made for those with differing abilities or aptitudes? What is the stakeholder experience of using the library and knowledge service?</text:p>
        </text:list-item>
        <text:list-item>
          <text:p text:style-name="P21">Reach – Who uses the services currently? How are the healthcare workforce’s broad range of evidence and knowledge needs identified? How are their evidence needs met?</text:p>
        </text:list-item>
        <text:list-item>
          <text:p text:style-name="P22">Patient outcomes – How does the service provide good quality evidence to both healthcare professionals treating and the patients receiving care.</text:p>
        </text:list-item>
        <text:list-item>
          <text:p text:style-name="P23">Organisational decision-making – how far is knowledge captured, used and evidence shared across an organisation?</text:p>
        </text:list-item>
      </text:list>
      <text:p text:style-name="Normal"/>
      <text:p text:style-name="P24">Slide 7</text:p>
      <text:p text:style-name="Normal">Level 0: undeveloped library &amp; knowledge<text:s/>service</text:p>
      <text:p text:style-name="Normal"/>
      <text:p text:style-name="Normal">As you progress through the levels for Outcome 3, you'll notice that they describe an<text:s/>increasingly mature model of service delivery.</text:p>
      <text:p text:style-name="Normal">Level 0 an organisation where the library service has not developed/or isn’t yet delivering<text:s/>against the particular outcome</text:p>
      <text:p text:style-name="Normal"/>
      <text:p text:style-name="P25">Slide 8</text:p>
      <text:p text:style-name="Normal">Level 1 focuses on the existing users of the library and knowledge service.</text:p>
      <text:p text:style-name="Normal"/>
      <text:p text:style-name="Normal">To achieve a level 1, Library and Knowledge Specialists will:</text:p>
      <text:list text:style-name="LFO6" text:continue-numbering="true">
        <text:list-item>
          <text:p text:style-name="P26">Show an understanding of the knowledge and evidence needs of groups or individual service<text:s/>users.</text:p>
        </text:list-item>
        <text:list-item>
          <text:p text:style-name="P27">Be systematic in the collection of feedback but not evaluate or reflect on the feedback given.</text:p>
        </text:list-item>
        <text:list-item>
          <text:p text:style-name="P28">Be promoting the services and resources</text:p>
        </text:list-item>
        <text:list-item>
          <text:p text:style-name="P29">Respond to requests to users and make changes<text:s/></text:p>
        </text:list-item>
      </text:list>
      <text:p text:style-name="Normal"/>
      <text:p text:style-name="P30">Slide 9</text:p>
      <text:p text:style-name="Normal">Level 0 and Level 1: focus on service plans</text:p>
      <text:p text:style-name="Normal"/>
      <text:p text:style-name="Normal">The key aim of the Quality and Improvement Outcomes Framework is service improvement.<text:s/>As such there will be an expectation that all services will develop a service improvement<text:s/>plan as a result of the baseline<text:s/>self-assessment.</text:p>
      <text:p text:style-name="Normal">For services operating at Level 0 and Level 1 in one or more of the Outcomes, organisations<text:s/>should expect a more intensive monitoring of these service plans.<text:s/><text:soft-page-break/>Organisations will work<text:s/>closely with HEE’s Library and Knowledge Service Leads who will provide support and<text:s/>guidance for service improvement.</text:p>
      <text:p text:style-name="Normal"/>
      <text:p text:style-name="P31">Slide 10</text:p>
      <text:p text:style-name="Normal">Level 2: Focuses on the whole workforce:<text:s/>your potential and current stakeholders</text:p>
      <text:p text:style-name="Normal"/>
      <text:p text:style-name="Normal">In Level 2, the focus is on the whole workforce is included - not just your service users.</text:p>
      <text:p text:style-name="Normal">There will be an understanding of, and profiles created for specific workforce groups or<text:s/>roles.</text:p>
      <text:p text:style-name="Normal">For example, there are many different pharmacy roles<text:s/>within an organisation. *A pharmacist working in<text:s/>Medicines Information will have very different<text:s/>knowledge and evidence needs to a pharmacist in their<text:s/>pre-registration year.</text:p>
      <text:p text:style-name="Normal">Also an understanding of the *“hard to reach groups”<text:s/>in your organisation</text:p>
      <text:p text:style-name="Normal">Ways are shown where you will be pro-actively<text:s/>engaging with *new roles or new departments.</text:p>
      <text:p text:style-name="Normal">Provision will be made for any individuals or groups<text:s/>with *differing abilities and aptitudes.</text:p>
      <text:p text:style-name="Normal">Your marketing strategy is informed by the user profiles<text:s/>created.</text:p>
      <text:p text:style-name="Normal"/>
      <text:p text:style-name="P32">Slide 11</text:p>
      <text:p text:style-name="Normal">Level 3: Focuses on development &amp;<text:s/>customisation for whole workforce.</text:p>
      <text:p text:style-name="Normal"/>
      <text:p text:style-name="Normal">In Level 3, the analysis of your user and non-user base is strong.<text:s/>Questions to think about include:</text:p>
      <text:list text:style-name="LFO9" text:continue-numbering="true">
        <text:list-item>
          <text:p text:style-name="P33">Does the journey mapping result in an improved service offer?</text:p>
        </text:list-item>
        <text:list-item>
          <text:p text:style-name="P34">Are you able to understand the journeys of:</text:p>
          <text:list text:continue-numbering="true">
            <text:list-item>
              <text:p text:style-name="P35">Those who only access a service *virtually</text:p>
            </text:list-item>
            <text:list-item>
              <text:p text:style-name="P36">Those who only work *nights and week-ends</text:p>
            </text:list-item>
          </text:list>
        </text:list-item>
        <text:list-item>
          <text:p text:style-name="P37">Those who value *visual rather than *written descriptions of an activity or procedure</text:p>
        </text:list-item>
        <text:list-item>
          <text:p text:style-name="P38">Does the marketing of products and services reflect clear targeted offers informed by the<text:s/>user profiles created?</text:p>
        </text:list-item>
        <text:list-item>
          <text:p text:style-name="P39">How is the service offer refined and evaluated?</text:p>
        </text:list-item>
      </text:list>
      <text:p text:style-name="Normal"/>
      <text:p text:style-name="P40"/>
      <text:soft-page-break/>
      <text:p text:style-name="P41">Slide 12</text:p>
      <text:p text:style-name="Normal">Level 4: Focuses on innovation, technology to<text:s/>deliver personalised service</text:p>
      <text:p text:style-name="Normal"/>
      <text:p text:style-name="Normal">In Level 4 it is clearly seen how a proactive, effective library and knowledge service is<text:s/>meeting the needs of the whole workforce. At level 4 the service is fully integrated into<text:s/>the organisation.</text:p>
      <text:p text:style-name="Normal">Examples of innovative practice and technology</text:p>
      <text:p text:style-name="Normal">Evidence shows that changes in practice are driven by user experience and user journey<text:s/>mapping.</text:p>
      <text:p text:style-name="Normal">The marketing plan is informed by user profiles and used in the creation of targeted offers,<text:s/>and to show impact.</text:p>
      <text:p text:style-name="Normal"/>
      <text:p text:style-name="P42">Slide 13</text:p>
      <text:p text:style-name="Normal">Good practice from the pilot sites</text:p>
      <text:p text:style-name="Normal"/>
      <text:p text:style-name="Normal">Remember that in the Pilot the levels were different. In the pilot the levels were described<text:s/>from level 0 to level 5. However,<text:s/>we are sharing some of the good practice which may be</text:p>
      <text:p text:style-name="Normal">useful.</text:p>
      <text:p text:style-name="Normal">Most pilot services were working between Level 2 and 3 in the pilot.<text:s/>Some examples of good practice from the pilot sites included:</text:p>
      <text:list text:style-name="LFO10" text:continue-numbering="true">
        <text:list-item>
          <text:p text:style-name="P43">An understanding of both users and non-users of services.</text:p>
        </text:list-item>
        <text:list-item>
          <text:p text:style-name="P44">User profiles created that informed the creation of targeted offers.</text:p>
        </text:list-item>
        <text:list-item>
          <text:p text:style-name="P45">Any marketing and promotional activities undertaken were analysed to understand the<text:s/>reach and the outcomes of the promotional activities undertaken.</text:p>
        </text:list-item>
        <text:list-item>
          <text:p text:style-name="P46">Feedback was assessed and evaluated and then used to create impact stories.</text:p>
        </text:list-item>
        <text:list-item>
          <text:p text:style-name="P47">Consultation and analysis of current service offer understood before any service<text:s/>improvement changes made.</text:p>
        </text:list-item>
      </text:list>
      <text:p text:style-name="Normal"/>
      <text:p text:style-name="P48">Slide 14</text:p>
      <text:p text:style-name="Normal">Feedback to the pilot sites</text:p>
      <text:p text:style-name="Normal"/>
      <text:p text:style-name="Normal">We provided a number of areas of guidance for improvement to the pilot sites.</text:p>
      <text:p text:style-name="Normal">Sometimes *new services had been offered but without any discussion with the intended<text:s/>users of the service</text:p>
      <text:p text:style-name="Normal">After a new service had been introduced, there was *little or no evaluation of the service.</text:p>
      <text:soft-page-break/>
      <text:p text:style-name="Normal">Statistics.</text:p>
      <text:p text:style-name="Normal">Services were *not available to or delivered to the whole workforce.</text:p>
      <text:p text:style-name="Normal">User profiles had been created *but they did not deliver a tailored offer to those users or<text:s/>those teams.</text:p>
      <text:p text:style-name="Normal">Marketing and promotional activities* were undertaken but there was little or no analysis of<text:s/>the outcomes.<text:s/></text:p>
      <text:p text:style-name="Normal"/>
      <text:p text:style-name="P49">Slide 15</text:p>
      <text:p text:style-name="Normal">Further resources</text:p>
      <text:list text:style-name="LFO11" text:continue-numbering="true">
        <text:list-item>
          <text:p text:style-name="P50"><text:a xlink:href="https://kfh.libraryservices.nhs.uk/" office:target-frame-name="_top" xlink:show="replace"><text:span text:style-name="Hyperlink">https://kfh.libraryservices.nhs.uk/</text:span></text:a><text:s/>Knowledge for healthcare<text:s/>blog</text:p>
        </text:list-item>
        <text:list-item>
          <text:p text:style-name="P51">Innovations and good practice<text:s/>-<text:s/>Sally Hernando awards</text:p>
        </text:list-item>
        <text:list-item>
          <text:p text:style-name="P52">Statistics toolkit</text:p>
        </text:list-item>
        <text:list-item>
          <text:p text:style-name="P53">Library &amp; Information Research<text:s/>journal</text:p>
        </text:list-item>
        <text:list-item>
          <text:p text:style-name="P54">Learning Zone</text:p>
        </text:list-item>
        <text:list-item>
          <text:p text:style-name="P55">Costing and pricing</text:p>
        </text:list-item>
        <text:list-item>
          <text:p text:style-name="P56">Marketing and promotion</text:p>
        </text:list-item>
        <text:list-item>
          <text:p text:style-name="P57">Quality Improvement</text:p>
        </text:list-item>
      </text:list>
      <text:p text:style-name="Normal"/>
      <text:p text:style-name="Normal">And finally….<text:s/>don’t forget the number of useful resources on the Knowledge for Healthcare Blog<text:s/>including:<text:s/>Resources<text:s/></text:p>
      <text:p text:style-name="Normal"/>
      <text:p text:style-name="P58">Slide 16</text:p>
      <text:p text:style-name="Normal">Accompanying webinars</text:p>
      <text:p text:style-name="Normal">Natalie Parsley talks about inductions</text:p>
      <text:p text:style-name="Normal">Morag Evans describes a health literacy initiative</text:p>
      <text:p text:style-name="Normal"/>
      <text:p text:style-name="Normal">Before I conclude this webinar, I need to tell you about 2 further webinars that accompany</text:p>
      <text:p text:style-name="Normal">this introduction to Outcome 3.</text:p>
      <text:p text:style-name="Normal">In the first webinar, Natalie in Taunton describes how she has used a PDSA Plan, Do, Study,<text:s/>Act template to capture an improvement in Musgrove Park Hospital.</text:p>
      <text:p text:style-name="Normal">In the second webinar Morag Evans talks about the roll-out of health literacy champions.<text:s/>Morag is at the beginning of her improvement journey in Dorchester.</text:p>
      <text:p text:style-name="Normal"/>
      <text:p text:style-name="P59"/>
      <text:soft-page-break/>
      <text:p text:style-name="P60">Slide 17</text:p>
      <text:p text:style-name="Normal"/>
      <text:p text:style-name="Normal">If you have any questions, then do please get in touch with us.<text:s/>Our contact details are on the screen.</text:p>
      <text:list text:style-name="LFO12" text:continue-numbering="true">
        <text:list-item>
          <text:p text:style-name="P61">Clare Edwards clare.edwards@hee.nhs.uk</text:p>
        </text:list-item>
        <text:list-item>
          <text:p text:style-name="P62">Dominic Gilroy dominic.gilroy@hee.nhs.uk</text:p>
        </text:list-item>
        <text:list-item>
          <text:p text:style-name="P63">Holly CaseWyatt holly.casewyatt@hee.nhs.uk</text:p>
        </text:list-item>
        <text:list-item>
          <text:p text:style-name="P64">Lucy Reid lucy.reid@hee.nhs.uk</text:p>
        </text:list-item>
        <text:list-item>
          <text:p text:style-name="P65">Sue Robertson sue.robertson@hee.nhs.uk</text:p>
        </text:list-item>
      </text:list>
      <text:p text:style-name="Normal"/>
      <text:p text:style-name="Normal">Thank you for listen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Calibri"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2-22T14:13:00Z</meta:creation-date>
    <dc:date>2020-12-22T14:36:00Z</dc:date>
    <meta:template xlink:href="Normal" xlink:type="simple"/>
    <meta:editing-cycles>2</meta:editing-cycles>
    <meta:editing-duration>PT1380S</meta:editing-duration>
    <meta:document-statistic meta:page-count="7" meta:paragraph-count="19" meta:word-count="1471" meta:character-count="9841" meta:row-count="69" meta:non-whitespace-character-count="8389"/>
  </office:meta>
</office:document-meta>
</file>